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2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tixx-Classic-145-2017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2" office:value-type="string" calcext:value-type="string">
            <text:p>Km</text:p>
          </table:table-cell>
          <table:table-cell table:style-name="ce4" office:value-type="string" calcext:value-type="string">
            <text:p>Comment</text:p>
          </table:table-cell>
          <table:table-cell table:style-name="ce4" table:number-columns-repeated="1021"/>
        </table:table-row>
        <table:table-row table:style-name="ro1">
          <table:table-cell table:style-name="ce1"/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orsele - 1100 – 6%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ottenberg - 1500 – 9%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ellenhoek – 520 – 6%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avito 1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éron – 1100 – 7%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lachettes – 1100 – 13%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invault – 2140 – 11%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pins – 1200 – 16%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roisette – 1100 – 7%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avito 2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Fortuinberg – 1100 – 18%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ontainestraat – 900 – 6%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ottondberg – 800 – 8%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Rissignies – 1500 – 8%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Kwadenbulk – 900 – 12%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Finish</text:p>
          </table:table-cell>
          <table:table-cell table:number-columns-repeated="1021"/>
        </table:table-row>
        <table:table-row table:style-name="ro1" table:number-rows-repeated="14">
          <table:table-cell table:number-columns-repeated="1023"/>
        </table:table-row>
        <table:table-row table:style-name="ro1">
          <table:table-cell office:value-type="string" calcext:value-type="string">
            <text:p>0,Start;19,Korsele - 1100 – 6%;23,Pottenberg - 1500 – 9%;30,Hellenhoek – 520 – 6%;36,Ravito 1;39,Géron – 1100 – 7%;42,Plachettes – 1100 – 13%;69,Mainvault – 2140 – 11%;77,Papins – 1200 – 16%;85,Croisette – 1100 – 7%;95,Ravito 2;97,Fortuinberg – 1100 – 18%;102,Fontainestraat – 900 – 6%;108,Hottondberg – 800 – 8%;114,Rissignies – 1500 – 8%;129,Kwadenbulk – 900 – 12%;155,Finish;</text:p>
          </table:table-cell>
          <table:table-cell table:number-columns-repeated="1022"/>
        </table:table-row>
      </table:table>
      <table:table table:name="Tour-de-Namur-166-2017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2" office:value-type="string" calcext:value-type="string">
            <text:p>Km</text:p>
          </table:table-cell>
          <table:table-cell table:style-name="ce4" office:value-type="string" calcext:value-type="string">
            <text:p>Comment</text:p>
          </table:table-cell>
          <table:table-cell table:style-name="ce4" table:number-columns-repeated="1021"/>
        </table:table-row>
        <table:table-row table:style-name="ro1">
          <table:table-cell table:style-name="ce1"/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tadelle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ly - 8%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iole – 5%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avito 1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aie – 16%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rogn. – 10%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oy ND – 8%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avito 2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lantis – 6%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Mont – 8%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ovet – 12%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onnis – 11%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illen – 6%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Monty – 22%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avito 3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Beau <text:s/>Vallon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Route M. – 8%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Finish</text:p>
          </table:table-cell>
          <table:table-cell table:number-columns-repeated="1021"/>
        </table:table-row>
        <table:table-row table:style-name="ro1" table:number-rows-repeated="12">
          <table:table-cell table:number-columns-repeated="1023"/>
        </table:table-row>
        <table:table-row table:style-name="ro1">
          <table:table-cell office:value-type="string" calcext:value-type="string">
            <text:p>0,Start;1,Citadelle;26,Marly - 8%;41,Niole – 5%;44,Ravito 1;64,Haie – 16%;80,Grogn. – 10%;84,Foy ND – 8%;85,Ravito 2;91,Plantis – 6%;94,Mont – 8%;113,Sovet – 12%;121,Monnis – 11%;128,Maillen – 6%;138,Monty – 22%;145,Ravito 3;147,Beau <text:s/>Vallon;160,Route M. – 8%;166,Finish;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30">00/00/0000</text:date>, <text:time style:data-style-name="N2" text:time-value="19:38:07.3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7:28:44.987000000</meta:creation-date>
    <dc:date>2017-04-30T19:39:16.688000000</dc:date>
    <meta:editing-duration>PT58M25S</meta:editing-duration>
    <meta:editing-cycles>11</meta:editing-cycles>
    <meta:generator>LibreOffice/5.3.2.2$Windows_x86 LibreOffice_project/6cd4f1ef626f15116896b1d8e1398b56da0d0ee1</meta:generator>
    <meta:document-statistic meta:table-count="2" meta:cell-count="78" meta:object-count="0"/>
  </office:meta>
</office:document-meta>
</file>